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6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table:style-name="ce1"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table:style-name="ce1"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table:style-name="ce1"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table:style-name="ce1"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table:style-name="ce1"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table:style-name="ce1"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table:style-name="ce1"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1">
          <table:table-cell table:style-name="ce1" office:value-type="date" office:date-value="2015-08-09" calcext:value-type="date">
            <text:p>08/09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2">
          <table:table-cell table:style-name="ce1" office:value-type="date" office:date-value="2015-08-14" calcext:value-type="date">
            <text:p>08/14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table:style-name="ce1" office:value-type="date" office:date-value="2015-08-15" calcext:value-type="date">
            <text:p>08/1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 style:data-style-name="N2" text:time-value="16:46:32.237208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15T16:47:42.112910138</dc:date>
    <meta:editing-duration>PT47S</meta:editing-duration>
    <meta:editing-cycles>10</meta:editing-cycles>
    <meta:generator>LibreOffice/4.2.8.2$Linux_X86_64 LibreOffice_project/420m0$Build-2</meta:generator>
    <meta:document-statistic meta:table-count="1" meta:cell-count="33" meta:object-count="0"/>
  </office:meta>
</office:document-meta>
</file>